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654a" officeooo:paragraph-rsid="0014654a"/>
    </style:style>
    <style:style style:name="P2" style:family="paragraph" style:parent-style-name="Standard">
      <style:paragraph-properties fo:text-align="center" style:justify-single-word="false"/>
      <style:text-properties officeooo:rsid="0014654a" officeooo:paragraph-rsid="00146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ears</text:p>
      <text:p text:style-name="P2"/>
      <text:p text:style-name="P2">by Kyle Eggleston</text:p>
      <text:p text:style-name="P1"/>
      <text:p text:style-name="P1">I hadn't spoken to her in years. Beyond years. It felt like decades... well it wasn't. Just a handful of years had passed. Then the phone call came. It was New Years Day, around 1 am.</text:p>
      <text:p text:style-name="P1"/>
      <text:p text:style-name="P1">"Hey."</text:p>
      <text:p text:style-name="P1"/>
      <text:p text:style-name="P1">"Hey" I replied.</text:p>
      <text:p text:style-name="P1"/>
      <text:p text:style-name="P1">She laughed, I must have been drunk. We talked for a bit. I can't recall much from the conversation all I know is we talked. It must not have been all that memorable. She mentioned I had changed. Well yeah I suppose seven years can do that to a person.</text:p>
      <text:p text:style-name="P1"/>
      <text:p text:style-name="P1">We hung up and never looked back. All is go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14:16:58.091000000</meta:creation-date>
    <dc:date>2014-05-19T14:20:00.609000000</dc:date>
    <meta:editing-duration>P0D</meta:editing-duration>
    <meta:editing-cycles>1</meta:editing-cycles>
    <meta:document-statistic meta:table-count="0" meta:image-count="0" meta:object-count="0" meta:page-count="1" meta:paragraph-count="7" meta:word-count="104" meta:character-count="525" meta:non-whitespace-character-count="428"/>
    <meta:generator>LibreOffice/4.1.6.2$Windows_x86 LibreOffice_project/40ff705089295be5be0aae9b15123f687c05b0a</meta:generator>
  </office:meta>
</office:document-meta>
</file>